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a0e" officeooo:paragraph-rsid="0001da0e"/>
    </style:style>
    <style:style style:name="P2" style:family="paragraph" style:parent-style-name="Standard">
      <style:text-properties fo:font-weight="bold" officeooo:rsid="0001da0e" officeooo:paragraph-rsid="0001da0e" style:font-weight-asian="bold" style:font-weight-complex="bold"/>
    </style:style>
    <style:style style:name="P3" style:family="paragraph" style:parent-style-name="Standard">
      <style:text-properties fo:font-weight="bold" officeooo:rsid="00067bcb" officeooo:paragraph-rsid="00067bcb" style:font-weight-asian="bold" style:font-weight-complex="bold"/>
    </style:style>
    <style:style style:name="P4" style:family="paragraph" style:parent-style-name="Standard">
      <style:text-properties fo:font-size="14pt" officeooo:rsid="0001da0e" officeooo:paragraph-rsid="0001da0e" style:font-size-asian="14pt" style:font-size-complex="14pt"/>
    </style:style>
    <style:style style:name="T1" style:family="text">
      <style:text-properties officeooo:rsid="0003a746"/>
    </style:style>
    <style:style style:name="T2" style:family="text">
      <style:text-properties officeooo:rsid="0007cc44"/>
    </style:style>
    <style:style style:name="T3" style:family="text">
      <style:text-properties officeooo:rsid="00094bc5"/>
    </style:style>
    <style:style style:name="T4" style:family="text">
      <style:text-properties officeooo:rsid="0009f0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rquisimeto, 04-12-2023 </text:p>
      <text:p text:style-name="P1"/>
      <text:p text:style-name="P2">REINICIAR SERVICIO: ‘Adempiere-de<text:span text:style-name="T4">si</text:span>ca-test’: <text:s/></text:p>
      <text:p text:style-name="P2"/>
      <text:p text:style-name="P2">(1) elimino el contenedor 'adempiere-desica-test'</text:p>
      <text:p text:style-name="P2"/>
      <text:p text:style-name="P2">(2) restart '<text:span text:style-name="T3">adempiere</text:span>-db-test'</text:p>
      <text:p text:style-name="P2"/>
      <text:p text:style-name="P2">(3) sudo docker compose up -d <text:s/><text:span text:style-name="T1">( ubicado en </text:span><text:a xlink:type="simple" xlink:href="mailto:arcelor@desica" text:style-name="Internet_20_link" text:visited-style-name="Visited_20_Internet_20_Link"><text:span text:style-name="T1">arcelor@desica</text:span></text:a><text:span text:style-name="T1">:~/infra-adempiere-test/adempiere-test-DESICA ).</text:span></text:p>
      <text:p text:style-name="P2"/>
      <text:p text:style-name="P3">Reme<text:span text:style-name="T2">n</text:span>ber:</text:p>
      <text:p text:style-name="P3"/>
      <text:p text:style-name="P3">En Bqto, 22/11/2023 Nestor Infante, said: </text:p>
      <text:p text:style-name="P3"/>
      <text:p text:style-name="P3">----------------------------</text:p>
      <text:p text:style-name="P3">PARA ACCEDER a Portainer.io: <text:s/></text:p>
      <text:p text:style-name="P3">----------------------------</text:p>
      <text:p text:style-name="P3"/>
      <text:p text:style-name="P3">Usuario: admin</text:p>
      <text:p text:style-name="P3">Contraseña: octubre20233* </text:p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1:45:03.499942326</meta:creation-date>
    <dc:date>2024-09-11T15:35:20.696006156</dc:date>
    <meta:editing-duration>PT21M50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12" meta:word-count="41" meta:character-count="434" meta:non-whitespace-character-count="397"/>
  </office:meta>
</office:document-meta>
</file>